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2" style:master-page-name="MP0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bookmark-start text:name="bookmark0"/><text:span text:style-name="Default_20_Paragraph_20_Font">CALENI DE BONO HABITV</text:span><text:bookmark-end text:name="bookmark0"/></text:h>
      <text:h text:style-name="Heading_20_2" text:outline-level="2">LIBER.</text:h>
      <text:p text:style-name="P1">PIabitus nomen de omni firmo et dissoluta. difficili<text:line-break/>ufurpare consuevimus, nihil eo magis vel laudantes, vel<text:line-break/>reprobantes. At quum bonum aut pravum habitum, seu<text:line-break/>euexiam ve lcachexiam diximus, jam tum, qualis sit ha-<text:line-break/>bitus, distinguimus et pronunciamus. Bonus itaque .sim-<text:line-break/>pliciter habitus in optima corporis constitutione est, non<text:line-break/>vero simpliciter et in quaque corporis natura. Malus<text:line-break/>sane in omni corporis statu consistit^ sive simpliciter di-</text:p>
      <text:p text:style-name="P2">eatur, sive ad. aliquid dicatur. Oportet igitur eum in<text:line-break/>mentem revocare, quae privatim de optimo statu <text:span text:style-name="Default_20_Paragraph_20_Font"><text:span text:style-name="T2">s</text:span></text:span>cripta<text:line-break/><text:span text:style-name="Default_20_Paragraph_20_Font"><text:span text:style-name="T2">s</text:span></text:span>unt, qui, quid tandem sit simpli citer dictus bonus habitus,<text:line-break/>accurate vult cognoscere. Nam quunf latitudinem amplam.<text:line-break/>fatis habeat sanitas, ut alibi saepe ostendimus, intensionem<text:line-break/>quidem ejus veteres tum philosophi tum medici euexiam,<text:line-break/>remissionem vero .proprio nondum vocabulo , sed generali.<text:line-break/>similiter sanitatem appellant. Quare bona habitudo op-<text:span text:style-name="Default_20_Paragraph_20_Font"><text:span text:style-name="T2">s<text:line-break/></text:span></text:span>lima quaedam est sanitas , ob idque corporibus .optime<text:line-break/>constitutis contingit. Nam quae hujusmodi non sunt, -sta- <text:span text:style-name="Default_20_Paragraph_20_Font"><text:span text:style-name="T2">r<text:line-break/></text:span></text:span>nitatem optimam haud possunt suscipere , coque nec bo-<text:line-break/>nam habitudinem. Si vero aestimes rasione ad aliquid,:<text:line-break/>in uniuscujusque natura generatur; idcirco cum additione<text:line-break/>dicitur Dionis, exempli gratia, vel Milonis habitudo bo-<text:line-break/>na, non autem simpliciter bonus habitus. Porro Milonis<text:line-break/>bona habitudo et Herculis et Achillis absolute bonae ha-<text:line-break/>bitudines sunt et citra appendicem nominantur, quemad-</text:p>
      <text:p text:style-name="P2">modum etiaïn formosus Achilles absolute , simia vero<text:line-break/>non absolute bona, sed tanquam formosa simia. Ex eo-<text:line-break/>rum numero, quae cum appositione dicuntur, est etiam<text:line-break/>athletarum habitus. Et convenienter de ipfo Hippocrates<text:line-break/>dixit: <text:span text:style-name="Default_20_Paragraph_20_Font"><text:span text:style-name="T2">Exercitatorum ad summum venientes euexiae peri-<text:line-break/></text:span></text:span><text:span text:style-name="Default_20_Paragraph_20_Font"><text:span text:style-name="T1">G</text:span></text:span><text:span text:style-name="Default_20_Paragraph_20_Font"><text:span text:style-name="T2">ulosae. </text:span></text:span>Non enim simpliciter nominatam euexiam, quum<text:line-break/>ad fummum venerit, periculosam esse finibit, (nam idem<text:line-break/><text:span text:style-name="Default_20_Paragraph_20_Font"><text:span text:style-name="T1">est </text:span></text:span>hoc ad summum venire, quod omnium corporis dif-<text:line-break/>positionum esse securissimam,) fed iliam, qua athletae, vel<text:line-break/>exercitati, vel quomodocunque euexiam appellare lubet,<text:line-break/>fruuntur, quoniam non simpliciter euexia optima est<text:line-break/>corporis dispositio, eam ad summum venientem periculo<text:line-break/>maxime exponi ratio est. Dispositio siquidem, ait, athle-<text:line-break/>tica non natura, salubris habitus melior. ltaque sanae<text:line-break/>habitudinis perfectio euexia dicitur. Athletarum status<text:line-break/>non simpliciter, sed adjecto nomine pronunciatur, ut for-<text:line-break/>mosa simia, cubitus magnus, statera iniqua, reproba<text:line-break/>drachma. Sive enim cubitus magnus est, non amplius</text:p>
      <text:p text:style-name="P2">simpliciter cubitus; fed universum hoC magnus cubitus<text:line-break/>erit., sive statera iniqua est non simplici magis nomine<text:line-break/>statera, sed totum hoc puta statera injusta dicetur. Eodem<text:line-break/>modo etiam; meliis omnibus, quod citra adiectionem sim-<text:line-break/>pliciter nominatur, non ejusdem est naturae cum iis,<text:line-break/>quae cum additione proferuntur. lino interdum illud<text:line-break/>in summo consistens laudandum, hoc vero, si ita eveniat,<text:line-break/>damnandum; quemadmodum etiam athletarum euexia sic<text:line-break/>collaudatur^ ut jure non solum Hippocrates, vel alii ve-<text:line-break/>teres medici, sed philosophorum quoque praecipui eam<text:line-break/>vituperaverint. Nam Plato in tertio de Republica libro<text:line-break/>totam ejus incommoditatem in naturae functionibus, ad<text:line-break/>haec quam periculosam .sanitatem reddat, abunde satis<text:line-break/>ostendit. Non enim probam temperiem corporis simplici-<text:line-break/>ter, fed molis corporeae magnitudinem, quae sine immo-<text:line-break/>derasa plenitudine non fit, insectatur; sic et periculosam<text:line-break/>ipsam et ad civilia munia obeunda reddunt inutilem. Ut<text:line-break/>igitur ad revera boni habitus exactam cognitionem per-</text:p>
      <text:p text:style-name="P2">veniamus; conferenda est ei athletarum euexia simili<text:line-break/>vocata nomine ; insuper inquirendum, quid utrisque com-<text:line-break/>mult<text:span text:style-name="Default_20_Paragraph_20_Font"><text:span text:style-name="T2">e</text:span></text:span>, quid contrarium insit. Omnium itaque corporis<text:line-break/>partium proba temperies tum communis ambabus esa<text:line-break/>Sic et functionum integritas , et si haec, etiam succi pro-<text:line-break/>bitas. . Haec sane communia sunt. Contraria vero com-<text:line-break/>moderatio sanguinis et totius solidarum partium molis in<text:line-break/>habitu, qui revera bonus est;^ immoderatio earundem,<text:line-break/>maximeque carnosi generis in athletarum euexiis, quas<text:line-break/>periculum necessario sequitur, ubi in summo consistant.<text:line-break/>Quum enim quantum necesse est edant, ventriculus valide<text:line-break/>concoquat, distributio propter coctionem ex facili fiat,<text:line-break/>fanguinis autem generatio, appositio, agglutinabo et nu-<text:line-break/>tritio haec consequantur, metus est, ne praeter modum<text:line-break/>habitus impleatur, ut non amplius natura habeat locum,<text:line-break/>quo appositum contineat. <text:span text:style-name="Default_20_Paragraph_20_Font"><text:span text:style-name="T2">s</text:span></text:span> Atque hinc immoderate sian-<text:line-break/>guine venae tuI^efcunt; extinguitur autem et suffocatur</text:p>
      <text:p text:style-name="P2">innatus calor perspiralu destitutus. Quod si adhuc is re-<text:line-break/>sistat, vas aliquod jecinoris, pulmonis et thoracis praeci-<text:line-break/>puum rumpitur. Etenim hic moliioribus tunicis, quam<text:line-break/>in artubus, vasta constant, priusque nutrimentum fusci-<text:line-break/>piunt et sanguis tum ob naturalis ipsorum caloris copiam,<text:line-break/>tum actionum continuitatem veluti fervore ebulliens,<text:line-break/>tunicas ipforum ut mustum dolia dirumpit. Atque haec<text:line-break/>omnia, quae immoderatas repletiones sequuntur necessa-<text:line-break/>rio, hunc in modum fiunt, et demonstrationes eorum<text:line-break/>physicas comitantur speculationes. Quod autem nativus<text:line-break/>calor venis sanguine uberius repletis extinguitur , in libro<text:line-break/>de respirationis usu dictum est:. Venas autem rumpia<text:line-break/>anatomicae instrtutiones docent. Ita enim Hippocrates<text:line-break/>fontine videtur, non <text:span text:style-name="Default_20_Paragraph_20_Font"><text:span text:style-name="T2">s</text:span></text:span>olum quando dicit; <text:span text:style-name="Default_20_Paragraph_20_Font"><text:span text:style-name="T2">in gymnosti</text:span></text:span>c<text:span text:style-name="Default_20_Paragraph_20_Font"><text:span text:style-name="T2">is<text:line-break/>euexiam, quum ad summum pervenit, esse periculosam,<text:line-break/></text:span></text:span>fed quando alibi quoque scribit: <text:span text:style-name="Default_20_Paragraph_20_Font"><text:span text:style-name="T2">Quum quis subito mu-<text:line-break/>tus redditur, venarum interceptiones corpus infestante</text:span></text:span></text:p>
      <text:p text:style-name="P2">Repentinas enim omnium functionum resolutiones per<text:line-break/>maxime praecipuam unam indicavit. , Interceptiones au-<text:line-break/>tam venarum immodicas repletiones dixit, quum per-<text:line-break/>spiratu ad refrigerium destituun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9:16:00Z</meta:creation-date>
    <dc:date>2023-01-09T10:17:27.510000000</dc:date>
    <meta:editing-cycles>3</meta:editing-cycles>
    <meta:editing-duration>PT11S</meta:editing-duration>
    <meta:document-statistic meta:table-count="0" meta:image-count="0" meta:object-count="0" meta:page-count="7" meta:paragraph-count="9" meta:word-count="768" meta:character-count="5464" meta:non-whitespace-character-count="4705"/>
    <meta:template xlink:type="simple" xlink:actuate="onRequest" xlink:title="" xlink:href="Normal.dotm"/>
  </office:meta>
</office:document-meta>
</file>